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akt-web" svg:font-family="fakt-web,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d7c8b" officeooo:paragraph-rsid="001d7c8b"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1d7c8b" officeooo:paragraph-rsid="001d7c8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e5df8" officeooo:paragraph-rsid="001e5df8"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2d8e78" officeooo:paragraph-rsid="002d8e7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1e5df8" officeooo:paragraph-rsid="001e5d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4964c" officeooo:paragraph-rsid="0024964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84d67" officeooo:paragraph-rsid="00284d6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c2a2b" officeooo:paragraph-rsid="002c2a2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d8e78" officeooo:paragraph-rsid="002d8e7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bold" officeooo:rsid="0024964c" officeooo:paragraph-rsid="0024964c" style:font-size-asian="10.5pt" style:font-weight-asian="bold" style:font-size-complex="12pt" style:font-weight-complex="bold"/>
    </style:style>
    <style:style style:name="P11" style:family="paragraph" style:parent-style-name="Standard">
      <style:paragraph-properties fo:text-align="start" style:justify-single-word="false"/>
      <style:text-properties officeooo:paragraph-rsid="00284d67"/>
    </style:style>
    <style:style style:name="P12" style:family="paragraph" style:parent-style-name="Standard">
      <style:paragraph-properties fo:text-align="start" style:justify-single-word="false"/>
      <style:text-properties style:text-underline-style="none" fo:font-weight="normal" officeooo:paragraph-rsid="00284d67" style:font-weight-asian="normal" style:font-weight-complex="normal"/>
    </style:style>
    <style:style style:name="T1" style:family="text">
      <style:text-properties officeooo:rsid="0020474d"/>
    </style:style>
    <style:style style:name="T2" style:family="text">
      <style:text-properties fo:font-weight="bold" style:font-weight-asian="bold" style:font-weight-complex="bold"/>
    </style:style>
    <style:style style:name="T3" style:family="text">
      <style:text-properties officeooo:rsid="0029db7f"/>
    </style:style>
    <style:style style:name="T4" style:family="text">
      <style:text-properties fo:font-size="12pt" style:text-underline-style="solid" style:text-underline-width="auto" style:text-underline-color="font-color" fo:font-weight="bold" officeooo:rsid="00284d67" style:font-size-asian="10.5pt" style:font-weight-asian="bold" style:font-size-complex="12pt" style:font-weight-complex="bold"/>
    </style:style>
    <style:style style:name="T5" style:family="text">
      <style:text-properties fo:font-size="12pt" style:text-underline-style="solid" style:text-underline-width="auto" style:text-underline-color="font-color" fo:font-weight="bold" officeooo:rsid="0029db7f" style:font-size-asian="10.5pt" style:font-weight-asian="bold" style:font-size-complex="12pt" style:font-weight-complex="bold"/>
    </style:style>
    <style:style style:name="T6" style:family="text">
      <style:text-properties fo:font-size="12pt" style:text-underline-style="solid" style:text-underline-width="auto" style:text-underline-color="font-color" officeooo:rsid="0029db7f" style:font-size-asian="10.5pt" style:font-size-complex="12pt"/>
    </style:style>
    <style:style style:name="T7" style:family="text">
      <style:text-properties fo:font-size="12pt" officeooo:rsid="0029db7f" style:font-size-asian="10.5pt" style:font-size-complex="12pt"/>
    </style:style>
    <style:style style:name="T8" style:family="text">
      <style:text-properties officeooo:rsid="0034d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oding, Encryption &amp; Hashing</text:p>
      <text:p text:style-name="P2"/>
      <text:p text:style-name="P8">Source - <text:a xlink:type="simple" xlink:href="https://auth0.com/blog/encoding-encryption-hashing/" text:style-name="Internet_20_link" text:visited-style-name="Visited_20_Internet_20_Link">https://auth0.com/blog/encoding-encryption-hashing/</text:a></text:p>
      <text:p text:style-name="P8"/>
      <text:p text:style-name="P3">Encoding</text:p>
      <text:p text:style-name="P5">It is a technique to transform data from one format to another so that it can be understood and consumed by different systems.</text:p>
      <text:p text:style-name="P5">Basically, encoding has to do with information representation. When you have some information, say the name of the mineral that weakens Superman, you can represent it through letters, as in kryptonite. This is a handy representation for humans but not so easy for being manipulated by computers. What usually happens, in this case, is the transformation of this sequence of characters into a sequence of bits like this:</text:p>
      <text:p text:style-name="P5"/>
      <text:p text:style-name="P5">01101011 01110010 01111001 01110000 01110100</text:p>
      <text:p text:style-name="P5">01101111 01101110 01101001 01110100 01100101</text:p>
      <text:p text:style-name="P5">You have two representations for the same information. The letter-based representation is usually understood by human systems; the bit-based representation is more suitable for computer systems. Commonly, you say that the sequence of letters has been encoded into a sequence of bits.</text:p>
      <text:p text:style-name="P5"/>
      <text:p text:style-name="P5"><text:span text:style-name="T1">Y</text:span>ou can find several encoding mechanisms out there. To mention just a few in the character encoding space, apart from the dear old <text:span text:style-name="T2">ASCII</text:span>, you have:</text:p>
      <text:p text:style-name="P5"/>
      <text:p text:style-name="P5"><text:span text:style-name="T2">Unicode</text:span>, which allows you to represent more complex items than letters, such as emoji and other symbols.</text:p>
      <text:p text:style-name="P5"><text:span text:style-name="T2">Base64</text:span>, which lets you represent binary data, such as an image, through text.</text:p>
      <text:p text:style-name="P5"><text:span text:style-name="T2">URL encoding</text:span>, useful to represent arbitrary data in an URL, where some characters are reserved or cannot be used (think of spaces or colons, for example).</text:p>
      <text:p text:style-name="P5"/>
      <text:p text:style-name="P5">Consider JSON Web Tokens (JWT), for example. The three parts that compose a token are encoded using Base64-URL, a variant of Base64 encoding combined with URL encoding.</text:p>
      <text:p text:style-name="P5"/>
      <text:p text:style-name="P10">Features of Encoding</text:p>
      <text:p text:style-name="P6">- Encoding ensures <text:span text:style-name="T2">interoperability</text:span> between systems. It allows systems that use different data representations to share information.</text:p>
      <text:p text:style-name="P6">- Encoding has <text:span text:style-name="T2">no security purpose</text:span>. Anyone who knows the conversion algorithm can encode and decode data. The conversion algorithm is not kept secret. On the contrary, it is public in order to facilitate interoperability between systems.</text:p>
      <text:p text:style-name="P6">- Finally, encoding is a <text:span text:style-name="T2">reversible process</text:span>. You can transform a piece of data from one representation to another and then go back to the original representation without information loss.</text:p>
      <text:p text:style-name="P6"/>
      <text:p text:style-name="P11"><text:span text:style-name="T4">Enc</text:span><text:span text:style-name="T5">ryption</text:span></text:p>
      <text:p text:style-name="P12"><text:span text:style-name="T7">Encryption is a technique that makes your data unreadable and hard to decode for an unauthorized user.</text:span></text:p>
      <text:p text:style-name="P7">So, basically, encryption is a mechanism that transforms data into a different representation so that prying eyes cannot understand it. Wait! Isn't this transformation the same as encoding after all? 🤔</text:p>
      <text:p text:style-name="P7"/>
      <text:p text:style-name="P7">How can a human being understand above sequence of bits represents the word kryptonite?</text:p>
      <text:p text:style-name="P7"/>
      <text:p text:style-name="P7">In fact, the question is not far-fetched. In a way, encryption is a form of encoding. It transforms data from one representation to another. For this reason, sometimes, people use the terms encryption and encoding interchangeably. However, the purpose of encryption is different from the encoding's one.</text:p>
      <text:p text:style-name="P7"/>
      <text:p text:style-name="P7"><text:soft-page-break/>The main goal of encryption is to ensure data confidentiality, i.e., protecting data from being accessed by unauthorized parties.</text:p>
      <text:p text:style-name="P7"/>
      <text:p text:style-name="P7">So, while encoding makes its conversion algorithms as public as possible, encryption should keep such algorithms private. Actually, it's not really like that. Relying on secret algorithms is not the best choice to protect data in the long run. Better solutions rely on well-known algorithms whose data transformation is based on sequences of numbers or letters called keys.</text:p>
      <text:p text:style-name="P7"/>
      <text:p text:style-name="P7">The best mechanisms to encrypt data are based on mathematical algorithms that can be solved only with the possession of a key or with advanced computational power. Two families of key-based encryption algorithms exist:</text:p>
      <text:p text:style-name="P7"/>
      <text:p text:style-name="P7">Symmetric-key algorithms: these algorithms use the same key to encrypt and decrypt data. The Advanced Encryption Standard (AES) algorithm is an example of this family's algorithms.</text:p>
      <text:p text:style-name="P7">Asymmetric-key algorithms: these algorithms use different keys to encrypt and decrypt data. The two keys are bound by a complex mathematical relationship. RSA is an example of an algorithm in this family. Check out this blog post for a gentle introduction to asymmetric-key algorithms.</text:p>
      <text:p text:style-name="P7"/>
      <text:p text:style-name="P4">Hashing</text:p>
      <text:p text:style-name="P9">It's a technique to generate a unique fixed-length string (hash) strictly depending on the specific input data.</text:p>
      <text:p text:style-name="P9"/>
      <text:p text:style-name="P9">Since the generated hash depends on the specific input data, any small change to the input data generates a different hash. So, having the hash of a given piece of data, you can verify if that data has been altered by calculating its hash and comparing it with the one you already have. In other words, hashing ensures data integrity.</text:p>
      <text:p text:style-name="P9"/>
      <text:p text:style-name="P9">You may say: why do you compare the two hash strings when you could compare the two sentences? Good point! Imagine that you have a document of thousands of words or a high-quality picture instead of a sentence. In that case, comparing the hash strings is more effective than comparing the whole media.</text:p>
      <text:p text:style-name="P9"/>
      <text:p text:style-name="P9">So, how can you get a hash? A hashing algorithm must have the following features:</text:p>
      <text:p text:style-name="P9">- The resulting hash has a fixed length.</text:p>
      <text:p text:style-name="P9">- The same input always produces the same output.</text:p>
      <text:p text:style-name="P9">- Multiple different inputs should not produce the same output.</text:p>
      <text:p text:style-name="P9">- It must not be possible to obtain the input from the output data.</text:p>
      <text:p text:style-name="P9">- Any change to the input data implies a different resulting hash.</text:p>
      <text:p text:style-name="P9"/>
      <text:p text:style-name="P9">As you can see, point 4 implies that hashing is not a reversible process, unlike encoding and encryption. Also, point 3 seems to say that, while you should get different hashes for distinct input data, it can't be guaranteed. Actually, this point makes the difference between hashing algorithms. For example, <text:span text:style-name="T2">MD5</text:span> has been a very common hashing algorithm in the past, but in 2008 it was deprecated due to collision detection. The same happened to some early algorithms of the Secure Hashing Algorithms (<text:span text:style-name="T2">SHA</text:span>) family. <text:span text:style-name="T8">Curently, SHA-256 is one of the most used hashing algorithm.</text:span></text:p>
      <text:p text:style-name="P9"/>
      <text:p text:style-name="P4">The Right Tool for the Right Goal</text:p>
      <text:p text:style-name="P9">As you've seen, encoding, hashing, and encryption have their specific purposes and features. Confusing their capabilities and roles in your system may lead to disastrous consequences.</text:p>
      <text:p text:style-name="P9"/>
      <text:p text:style-name="P9">For example, you may think that encrypting passwords is the best security option. Actually, it's a very bad idea. That's what the Adobe engineers learned in a data breach in 2013. The attackers who <text:soft-page-break/>got access to their user database could break the encryption algorithm. Remember that encryption is a reversible process. Even if they don't have the decryption key, they may have enough time to guess it. Adobe reset users' passwords as a countermeasure, but you know users use the same password for multiple services. So, even if access to Adobe services may be safe, access to other websites was potentially compromised.</text:p>
      <text:p text:style-name="P9"/>
      <text:p text:style-name="P9">They should have used hashing instead of encryption to store users passwords securely. You know that hashing is not a reversible process. Attackers can't determine the password from which the hash was generated. But also, simply relying on hashing is not the best option, as the LinkedIn breach teaches us.</text:p>
      <text:p text:style-name="P9"/>
      <text:p text:style-name="P9">I know, it's a hard world! 🙄</text:p>
      <text:p text:style-name="P9"/>
      <text:p text:style-name="P9">If you want, you can learn more about storing passwords using hashing and how to use salt to store them properly. Also, for a more technical comparison of encoding, encryption, and hashing, read this artic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akt-web" svg:font-family="fakt-web,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5:06:41.311709370</meta:creation-date>
    <meta:generator>LibreOffice/6.4.7.2$Linux_X86_64 LibreOffice_project/40$Build-2</meta:generator>
    <dc:date>2023-09-24T16:32:48.971276618</dc:date>
    <meta:editing-duration>PT1H25M54S</meta:editing-duration>
    <meta:editing-cycles>23</meta:editing-cycles>
    <meta:document-statistic meta:table-count="0" meta:image-count="0" meta:object-count="0" meta:page-count="3" meta:paragraph-count="44" meta:word-count="1160" meta:character-count="7200" meta:non-whitespace-character-count="6084"/>
  </office:meta>
</office:document-meta>
</file>